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104b" officeooo:paragraph-rsid="0011104b"/>
    </style:style>
    <style:style style:name="P2" style:family="paragraph" style:parent-style-name="Standard">
      <style:text-properties officeooo:rsid="0011104b" officeooo:paragraph-rsid="0011104b"/>
    </style:style>
    <style:style style:name="P3" style:family="paragraph" style:parent-style-name="Standard">
      <style:text-properties officeooo:rsid="0011104b" officeooo:paragraph-rsid="0018c484"/>
    </style:style>
    <style:style style:name="P4" style:family="paragraph" style:parent-style-name="Standard">
      <style:text-properties officeooo:rsid="0014a9d5" officeooo:paragraph-rsid="0014a9d5"/>
    </style:style>
    <style:style style:name="P5" style:family="paragraph" style:parent-style-name="Standard">
      <style:text-properties officeooo:rsid="0014a9d5" officeooo:paragraph-rsid="00163c20"/>
    </style:style>
    <style:style style:name="P6" style:family="paragraph" style:parent-style-name="Standard">
      <style:text-properties officeooo:rsid="00163c20" officeooo:paragraph-rsid="00163c20"/>
    </style:style>
    <style:style style:name="P7" style:family="paragraph" style:parent-style-name="Standard">
      <style:text-properties officeooo:rsid="0012e635" officeooo:paragraph-rsid="0012e635"/>
    </style:style>
    <style:style style:name="P8" style:family="paragraph" style:parent-style-name="Standard">
      <style:text-properties officeooo:rsid="0012e635" officeooo:paragraph-rsid="0011104b"/>
    </style:style>
    <style:style style:name="P9" style:family="paragraph" style:parent-style-name="Standard">
      <style:text-properties officeooo:rsid="0012e635" officeooo:paragraph-rsid="0018c484"/>
    </style:style>
    <style:style style:name="P10" style:family="paragraph" style:parent-style-name="Standard">
      <style:text-properties officeooo:rsid="0018999a" officeooo:paragraph-rsid="0018999a"/>
    </style:style>
    <style:style style:name="P11" style:family="paragraph" style:parent-style-name="Standard">
      <style:text-properties officeooo:rsid="0018c484" officeooo:paragraph-rsid="0018c48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e635"/>
    </style:style>
    <style:style style:name="T3" style:family="text">
      <style:text-properties style:text-underline-style="solid" style:text-underline-width="auto" style:text-underline-color="font-color" officeooo:rsid="0011104b"/>
    </style:style>
    <style:style style:name="T4" style:family="text">
      <style:text-properties officeooo:rsid="0012e635"/>
    </style:style>
    <style:style style:name="T5" style:family="text">
      <style:text-properties officeooo:rsid="0016b5fc"/>
    </style:style>
    <style:style style:name="T6" style:family="text">
      <style:text-properties officeooo:rsid="0018c484"/>
    </style:style>
    <style:style style:name="T7" style:family="text">
      <style:text-properties officeooo:rsid="001110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ssoa(<text:span text:style-name="T1">Login</text:span>,Nome_Completo,Cidade_Natal)</text:p>
      <text:p text:style-name="P1"/>
      <text:p text:style-name="P1">Bloqueia(<text:span text:style-name="T1">Login1</text:span>,<text:span text:style-name="T1">Login2</text:span>,Motivo), Login1 → Pessoa; Login2 → Pessoa.</text:p>
      <text:p text:style-name="P1"/>
      <text:p text:style-name="P1">Conhece(<text:span text:style-name="T1">Login1</text:span>,<text:span text:style-name="T1">Login2</text:span>), Login1 → Pessoa; Login2 → Pessoa.</text:p>
      <text:p text:style-name="P1"/>
      <text:p text:style-name="P1">Filmes(<text:span text:style-name="T1">ID</text:span>,Nome,Data_de_lançamento)</text:p>
      <text:p text:style-name="P1"/>
      <text:p text:style-name="P1">Like_Filmes(<text:span text:style-name="T1">Login</text:span>,<text:span text:style-name="T1">ID</text:span>,Nota) Login → Pessoa; ID → Filmes.</text:p>
      <text:p text:style-name="P7"/>
      <text:p text:style-name="P11">Membros(<text:span text:style-name="T2">ID</text:span>,Telefone,Endereço)</text:p>
      <text:p text:style-name="P11"/>
      <text:p text:style-name="P3">Ator<text:span text:style-name="T6">es</text:span>(<text:span text:style-name="T1">ID</text:span>,Telefone,Endereço) <text:span text:style-name="T6">ID(Atores) → Membros</text:span></text:p>
      <text:p text:style-name="P3"/>
      <text:p text:style-name="P9">Diretor(<text:span text:style-name="T1">ID</text:span>,Telefone,Endereço) <text:span text:style-name="T6">ID(Diretor) → Membros</text:span></text:p>
      <text:p text:style-name="P9"/>
      <text:p text:style-name="P3">At<text:span text:style-name="T6">ua</text:span>_Filmes(<text:span text:style-name="T1">ID_Ator</text:span>,<text:span text:style-name="T1">ID_Filme</text:span>) ID_Ator→ Atores; ID_Filmes → Filmes</text:p>
      <text:p text:style-name="P11"/>
      <text:p text:style-name="P11">Dirige_Filmes<text:span text:style-name="T7">(</text:span><text:span text:style-name="T3">ID_</text:span><text:span text:style-name="T1">Diretor</text:span><text:span text:style-name="T7">,</text:span><text:span text:style-name="T3">ID_Filme</text:span><text:span text:style-name="T7">) ID_</text:span>Diretor<text:span text:style-name="T7">→ </text:span>Diretor<text:span text:style-name="T7">; ID_Filmes → Filmes</text:span></text:p>
      <text:p text:style-name="P9"/>
      <text:p text:style-name="P3">Artista_Musical(<text:span text:style-name="T1">ID</text:span>,Genero,Nome_Artistico,Pais)</text:p>
      <text:p text:style-name="P1"/>
      <text:p text:style-name="P1">Like_<text:span text:style-name="T4">Artista</text:span>(<text:span text:style-name="T1">Login</text:span>,<text:span text:style-name="T1">ID</text:span>,Nota) Login → Pessoa, ID → Artista_Musical</text:p>
      <text:p text:style-name="P1"/>
      <text:p text:style-name="P4">Cantor(<text:span text:style-name="T2">ID</text:span>) <text:span text:style-name="T5">ID(Cantor) → Artista_Musical</text:span></text:p>
      <text:p text:style-name="P5"/>
      <text:p text:style-name="P6">Banda(<text:span text:style-name="T2">ID</text:span>) <text:span text:style-name="T5">ID(Banda) →</text:span> Artista_Musical</text:p>
      <text:p text:style-name="P5"/>
      <text:p text:style-name="P10">Musico(Nome_real,Estilo_Musical,Data_Nascimento,<text:span text:style-name="T2">ID_</text:span><text:span text:style-name="T1">Cantor</text:span>,<text:span text:style-name="T2">ID_</text:span><text:span text:style-name="T1">Banda</text:span>) ID_Cantor → Cantor, ID_Banda → Banda</text:p>
      <text:p text:style-name="P10"/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11:17:47.839749732</meta:creation-date>
    <dc:date>2018-08-30T20:25:04.556020574</dc:date>
    <meta:editing-duration>PT10M36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1" meta:paragraph-count="15" meta:word-count="67" meta:character-count="809" meta:non-whitespace-character-count="757"/>
  </office:meta>
</office:document-meta>
</file>